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onymousConnection.setTransactionTimeout( int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onymousConnection.getXA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onymousConnection.recover( int fla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onymousConnection.forget( Xid x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onymousConnection.commit( Xid xid , boolean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onymousConnection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onymousConnection.getConnection( Subject subject , ConnectionRequestInfo c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onymousConnection.start( Xid xid , int fla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onymousConnection.setLogWriter( PrintWriter log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onymousConnection.getLog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onymousConnection.addConnectionEventListener( ConnectionEvent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onymousConnection.isSameRM( XAResource xa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onymousConnection.get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onymousConnection.getLocal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onymousConnection.end( Xid xid , int fla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onymousConnection.removeConnectionEventListener( ConnectionEvent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onymousConnection.getTransactionTimeou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onymousConnection.associateConnection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onymousConnection.prepare( Xid x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onymousConnection.clean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onymousConnection.rollback( Xid x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